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C0000017C117D9E84.png" manifest:media-type="image/png"/>
  <manifest:file-entry manifest:full-path="Pictures/10000000000000D8000000868DDF748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2" draw:name="images3" text:anchor-type="paragraph" svg:y="0.293cm" svg:width="12.282cm" svg:height="12.282cm" draw:z-index="1"><draw:image xlink:href="Pictures/100002010000017C0000017C117D9E8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s2" text:anchor-type="paragraph" svg:x="6.017cm" svg:y="0.002cm" svg:width="4.5cm" svg:height="2.792cm" draw:z-index="0"><draw:image xlink:href="Pictures/10000000000000D8000000868DDF748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6">La fête foraine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or </meta:initial-creator>
    <meta:creation-date>2013-12-05T23:46:12</meta:creation-date>
    <dc:date>2013-12-06T06:28:47</dc:date>
    <dc:creator>namor </dc:creator>
    <meta:editing-duration>PT1H13M19S</meta:editing-duration>
    <meta:editing-cycles>6</meta:editing-cycles>
    <meta:generator>LibreOffice/3.5$Linux_X86_64 LibreOffice_project/350m1$Build-2</meta:generator>
    <meta:document-statistic meta:table-count="0" meta:image-count="2" meta:object-count="0" meta:page-count="3" meta:paragraph-count="1" meta:word-count="3" meta:character-count="15" meta:non-whitespace-character-count="13"/>
  </office:meta>
</office:document-meta>
</file>